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/>
    </style:style>
    <style:style style:name="T4" style:parent-style-name="DefaultParagraphFont" style:family="text">
      <style:text-properties style:font-name-asian="Times New Roman"/>
    </style:style>
    <style:style style:name="T5" style:parent-style-name="DefaultParagraphFont" style:family="text">
      <style:text-properties style:font-name-asian="Times New Roman"/>
    </style:style>
    <style:style style:name="T6" style:parent-style-name="DefaultParagraphFont" style:family="text">
      <style:text-properties style:font-name-asian="Times New Roman"/>
    </style:style>
    <style:style style:name="T7" style:parent-style-name="DefaultParagraphFont" style:family="text">
      <style:text-properties style:font-name-asian="Times New Roman"/>
    </style:style>
    <style:style style:name="T8" style:parent-style-name="DefaultParagraphFont" style:family="text">
      <style:text-properties style:font-name-asian="Times New Roman"/>
    </style:style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DefaultParagraphFont" style:family="text">
      <style:text-properties style:font-name-asian="Times New Roman"/>
    </style:style>
    <style:style style:name="T12" style:parent-style-name="DefaultParagraphFont" style:family="text">
      <style:text-properties style:font-name-asian="Times New Roman"/>
    </style:style>
    <style:style style:name="T13" style:parent-style-name="DefaultParagraphFont" style:family="text">
      <style:text-properties style:font-name-asian="Times New Roman"/>
    </style:style>
    <style:style style:name="T14" style:parent-style-name="DefaultParagraphFont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/>
    </style:style>
    <style:style style:name="T16" style:parent-style-name="DefaultParagraphFont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DefaultParagraphFont" style:family="text">
      <style:text-properties style:font-name-asian="Times New Roman"/>
    </style:style>
    <style:style style:name="T19" style:parent-style-name="DefaultParagraphFont" style:family="text">
      <style:text-properties style:font-name-asian="Times New Roman"/>
    </style:style>
    <style:style style:name="T20" style:parent-style-name="DefaultParagraphFont" style:family="text">
      <style:text-properties style:font-name-asian="Times New Roman"/>
    </style:style>
    <style:style style:name="T21" style:parent-style-name="DefaultParagraphFont" style:family="text">
      <style:text-properties style:font-name-asian="Times New Roman"/>
    </style:style>
    <style:style style:name="T22" style:parent-style-name="DefaultParagraphFont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DefaultParagraphFont" style:family="text">
      <style:text-properties style:font-name-asian="Times New Roman"/>
    </style:style>
    <style:style style:name="T25" style:parent-style-name="DefaultParagraphFont" style:family="text">
      <style:text-properties style:font-name-asian="Times New Roman"/>
    </style:style>
    <style:style style:name="T26" style:parent-style-name="DefaultParagraphFont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T28" style:parent-style-name="DefaultParagraphFont" style:family="text">
      <style:text-properties style:font-name-asian="Times New Roman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T31" style:parent-style-name="DefaultParagraphFont" style:family="text">
      <style:text-properties style:font-name-asian="Times New Roman"/>
    </style:style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T35" style:parent-style-name="DefaultParagraphFont" style:family="text">
      <style:text-properties style:font-name-asian="Times New Roman"/>
    </style:style>
    <style:style style:name="T36" style:parent-style-name="DefaultParagraphFont" style:family="text">
      <style:text-properties style:font-name-asian="Times New Roman"/>
    </style:style>
    <style:style style:name="T37" style:parent-style-name="DefaultParagraphFont" style:family="text">
      <style:text-properties style:font-name-asian="Times New Roman"/>
    </style:style>
    <style:style style:name="T38" style:parent-style-name="DefaultParagraphFont" style:family="text">
      <style:text-properties style:font-name-asian="Times New Roman"/>
    </style:style>
    <style:style style:name="T39" style:parent-style-name="DefaultParagraphFont" style:family="text">
      <style:text-properties style:font-name-asian="Times New Roman"/>
    </style:style>
  </office:automatic-styles>
  <office:body>
    <office:text text:use-soft-page-breaks="true">
      <text:p text:style-name="P1"><text:span text:style-name="T2">Для того чтобы подготовить экономический анализ работы городской фермы с использованием Excel, важно разработать структуру данных и формул для расчетов экономических показателей. Ниже представлена подробная инструкция по созданию экономических показателей с использованием Excel для городской фермы:</text:span><text:span text:style-name="T3"><text:line-break/></text:span><text:span text:style-name="T4"><text:line-break/>**1. Создание листа "Выручка":**</text:span><text:span text:style-name="T5"><text:line-break/>   - В столбце A укажите даты или периоды отчетности.</text:span><text:span text:style-name="T6"><text:line-break/>   - В столбце B внесите данные о выручке от продаж продукции.</text:span><text:span text:style-name="T7"><text:line-break/>  <text:s/></text:span><text:span text:style-name="T8"><text:line-break/>**2. Создание листа "Затраты":**</text:span><text:span text:style-name="T9"><text:line-break/>   - В столбце A укажите даты или периоды отчетности.</text:span><text:span text:style-name="T10"><text:line-break/>   - В столбце B укажите затраты на заработную плату.</text:span><text:span text:style-name="T11"><text:line-break/>   - В столбце C укажите затраты на аренду, услуги.</text:span><text:span text:style-name="T12"><text:line-break/>   - В столбце D укажите затраты на закупку материалов.</text:span><text:span text:style-name="T13"><text:line-break/></text:span><text:span text:style-name="T14"><text:line-break/>**3. Создание листа "Прибыль":**</text:span><text:span text:style-name="T15"><text:line-break/>   - В столбце A укажите даты или периоды отчетности.</text:span><text:span text:style-name="T16"><text:line-break/>   - В столбце B примените формулу для рассчета прибыли: выручка - (затраты на заработную плату + затраты на аренду + затраты на материалы).</text:span><text:span text:style-name="T17"><text:line-break/></text:span><text:span text:style-name="T18"><text:line-break/>**4. Создание листа "Себестоимость продукции":**</text:span><text:span text:style-name="T19"><text:line-break/>   - В столбце A укажите даты или периоды отчетности.</text:span><text:span text:style-name="T20"><text:line-break/>   - В столбце B укажите количество произведенной продукции.</text:span><text:span text:style-name="T21"><text:line-break/>   - В столбце C укажите общие затраты на производство.</text:span><text:span text:style-name="T22"><text:line-break/>   - В столбце D расчитайте себестоимость единицы продукции (общие затраты / количество продукции).</text:span><text:span text:style-name="T23"><text:line-break/></text:span><text:span text:style-name="T24"><text:line-break/>**5. Создание листа "Рентабельность":**</text:span><text:span text:style-name="T25"><text:line-break/>   - В столбце A укажите даты или периоды отчетности.</text:span><text:span text:style-name="T26"><text:line-break/>   - В столбце B примените формулу для прибыли.</text:span><text:span text:style-name="T27"><text:line-break/>   - В столбце C укажите выручку.</text:span><text:span text:style-name="T28"><text:line-break/>   - В столбце D расчитайте коэффициент рентабельности (%): (прибыль / выручка) * 100.</text:span><text:span text:style-name="T29"><text:line-break/></text:span><text:span text:style-name="T30"><text:line-break/>**6. Создание листа "Окупаемость инвестиций":**</text:span><text:span text:style-name="T31"><text:line-break/>   - В столбце A укажите даты или периоды отчетности.</text:span><text:span text:style-name="T32"><text:line-break/>   - В столбце B укажите сумму инвестиций.</text:span><text:span text:style-name="T33"><text:line-break/>   - В столбце C укажите прибыль за период.</text:span><text:span text:style-name="T34"><text:line-break/>   - В столбце D расчитайте срок окупаемости (сумма инвестиций / прибыль).</text:span><text:span text:style-name="T35"><text:line-break/></text:span><text:span text:style-name="T36"><text:line-break/>**7. Визуализация данных:**</text:span><text:span text:style-name="T37"><text:line-break/>   - Используйте графики и диаграммы в Excel для наглядного отображения данных и сравнения ключевых показателей.</text:span><text:span text:style-name="T38"><text:line-break/></text:span><text:span text:style-name="T39"><text:line-break/>Следуя этим шагам, вы сможете создать полную экономическую модель для анализа работы городской фермы в Excel. Помните, что формулы могут быть настроены в зависимости от ваших конкретных потребностей и структуры данных. В случае возникновения вопросов или необходимости более детальной информации по какому-либо конкретному аспекту, не стесняйтесь обращаться за помощью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nad Anderson</meta:initial-creator>
    <dc:creator>Kinad Anderson</dc:creator>
    <meta:creation-date>2024-03-25T06:24:00Z</meta:creation-date>
    <dc:date>2024-03-25T06:24:00Z</dc:date>
    <meta:template xlink:href="Normal.dotm" xlink:type="simple"/>
    <meta:editing-cycles>2</meta:editing-cycles>
    <meta:editing-duration>PT0S</meta:editing-duration>
    <meta:document-statistic meta:page-count="1" meta:paragraph-count="4" meta:word-count="342" meta:character-count="2292" meta:row-count="16" meta:non-whitespace-character-count="1954"/>
  </office:meta>
</office:document-meta>
</file>